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533.05mm" svg:height="226.57mm" svg:x="0mm" svg:y="0mm">
            <loext:p draw:notify-on-update-of-ranges="Feuille1.A1:Feuille1.A9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83" calcext:value-type="float">
            <text:p>8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55" calcext:value-type="float">
            <text:p>15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hille SALAÜN</meta:initial-creator>
    <meta:creation-date>2016-02-17T16:38:34.303404526</meta:creation-date>
    <dc:date>2016-02-17T17:14:50.491618465</dc:date>
    <dc:creator>Achille SALAÜN</dc:creator>
    <meta:editing-duration>PT2M41S</meta:editing-duration>
    <meta:editing-cycles>1</meta:editing-cycles>
    <meta:document-statistic meta:table-count="1" meta:cell-count="294" meta:object-count="1"/>
    <meta:generator>LibreOffice/5.0.2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3.306cm" svg:height="22.658cm" xlink:href=".." xlink:type="simple" chart:class="chart:bar" chart:style-name="ch1">
        <chart:plot-area chart:style-name="ch2" table:cell-range-address="Feuille1.A1:Feuille1.A98" svg:x="1.066cm" svg:y="0.453cm" svg:width="51.174cm" svg:height="21.752cm">
          <chartooo:coordinate-region svg:x="2.058cm" svg:y="0.652cm" svg:width="50.182cm" svg:height="20.90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euille1.A1:Feuille1.A98" chart:class="chart:bar">
            <chart:data-point chart:repeated="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1:Feuille1.A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